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end" style:justify-single-word="false"/>
    </style:style>
    <style:style style:name="T1" style:family="text">
      <style:text-properties style:font-name="Times-Roman" fo:font-size="11pt" style:font-name-asian="Times-Roman" style:font-size-asian="11pt" style:font-name-complex="Times-Roman" style:font-size-complex="11pt"/>
    </style:style>
    <style:style style:name="T2" style:family="text">
      <style:text-properties style:font-name="Times-Roman" fo:font-size="11pt" fo:font-weight="normal" style:font-name-asian="Times-Roman" style:font-size-asian="11pt" style:font-weight-asian="normal" style:font-name-complex="Times-Roman" style:font-size-complex="11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istobal Guerrero</text:p>
      <text:p text:style-name="P5">Homework: 4</text:p>
      <text:p text:style-name="P5">Class: CSE 313</text:p>
      <text:p text:style-name="P5">Instructor: Taline Georgiou</text:p>
      <text:p text:style-name="P4">9.1</text:p>
      <text:list xml:id="list42637454" text:style-name="L1">
        <text:list-item>
          <text:p text:style-name="P1">How many <text:span text:style-name="Source_20_Text">TRAP</text:span> service routines can be implemented in the LC-3? Why?</text:p>
          <text:p text:style-name="P3">A: 256 TRAP service routines can be implemented. x0000- x00FF </text:p>
        </text:list-item>
        <text:list-item>
          <text:p text:style-name="P1">Why must a <text:span text:style-name="Source_20_Text">RET</text:span> instruction be used to return from a <text:span text:style-name="Source_20_Text">TRAP</text:span> routine? Why won't a <text:span text:style-name="Source_20_Text">BRnzp</text:span> (unconditional <text:span text:style-name="Source_20_Text">BR</text:span>) instruction work instead?</text:p>
          <text:p text:style-name="P3">A: RET stores the value of PC (before execution of the service routine) in R7 so that it can <text:s text:c="4"/>return control to the original program after execution of the service routine. A BRnzp would not work because:<text:line-break/>the TRAP routine may not be reached by a 9 bit offset.<text:line-break/>if TRAP is called multiple times, the computer would not know which LABEL to go to (can change every time). </text:p>
        </text:list-item>
        <text:list-item>
          <text:p text:style-name="P1">How many accesses to memory are made during the processing of a <text:span text:style-name="Source_20_Text">TRAP</text:span> instruction?</text:p>
          <text:p text:style-name="P3">A: 2 memory accesses are made during TRAP instruction<text:line-break/> 1st access:- instruction in fetch <text:line-break/> 2nd access:- trap vector table to get address of TRAP service routine </text:p>
        </text:list-item>
      </text:list>
      <text:p text:style-name="P2"/>
      <text:p text:style-name="P2">9.16</text:p>
      <text:p text:style-name="P2">From the code of the book we were to identify what the error was at either assembly time or at link time and describe why the bug appears.</text:p>
      <text:p text:style-name="P2">A: The error is at assembly time not at linking time the reason for this is that the .ORIG should come before the external. In LC-3 .EXTERNAL is turned into EXTERN. There is another error with the VALUE it is too large to be represented in a 16 bit hex representation there should only be four places instead of the 5 that it has. </text:p>
      <text:p text:style-name="P2">10.1</text:p>
      <text:p text:style-name="P2">What are the defining characteristics of a stack?</text:p>
      <text:p text:style-name="Standard"><text:span text:style-name="T2">The defining characteristic of a stack is the unique specification of how it is to be accessed. </text:span><text:span text:style-name="T1">Stack is a LIFO (Last in First Out) structure. This means that the last thing that is put in the stack will be the first one to get out from the stack.</text:span></text:p>
      <text:p text:style-name="Standard"><text:span text:style-name="T1"/></text:p>
      <text:p text:style-name="Standard"><text:span text:style-name="T1">10.8</text:span></text:p>
      <text:p text:style-name="Standard"><text:span text:style-name="T1">The following operations are performed on a stack:</text:span></text:p>
      <text:p text:style-name="Standard"><text:span text:style-name="T1">a. what does the stack contain after push F</text:span></text:p>
      <text:p text:style-name="Standard"><text:span text:style-name="T1">A: A, F</text:span></text:p>
      <text:p text:style-name="Standard"><text:span text:style-name="T1">b. at which point does the stack contain the most elements? Without removing the previous elements placed into the stack prior.</text:span></text:p>
      <text:p text:style-name="Standard"><text:span text:style-name="T1">A: It contains the most elements at the point where it does a PUSH J, after that it pops many elements.</text:span></text:p>
      <text:p text:style-name="Standard"><text:span text:style-name="T1">c. What does the stack contain now?</text:span></text:p>
      <text:p text:style-name="Standard"><text:span text:style-name="T1">A: A, 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ＭＳ Ｐゴシック1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obal Guerrero</meta:initial-creator>
    <meta:creation-date>2012-06-05T22:51:37.53</meta:creation-date>
    <meta:document-statistic meta:table-count="0" meta:image-count="0" meta:object-count="0" meta:page-count="1" meta:paragraph-count="25" meta:word-count="393" meta:character-count="2099"/>
    <dc:date>2012-06-06T09:10:56.70</dc:date>
    <dc:creator>Cristobal Guerrero</dc:creator>
    <meta:editing-duration>PT16M12S</meta:editing-duration>
    <meta:editing-cycles>1</meta:editing-cycles>
    <meta:generator>OpenOffice.org/3.3$Win32 OpenOffice.org_project/330m20$Build-9567</meta:generator>
  </office:meta>
</office:document-meta>
</file>